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300000697B00004F1D2FA77377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59cm" svg:height="0.569cm" svg:x="8.35cm" svg:y="3.721cm">
          <draw:text-box>
            <text:p><text:span text:style-name="T1">0</text:span></text:p>
          </draw:text-box>
        </draw:frame>
        <draw:frame draw:style-name="gr1" draw:text-style-name="P1" draw:layer="layout" svg:width="0.659cm" svg:height="0.569cm" svg:x="-0.044cm" svg:y="3.723cm">
          <draw:text-box>
            <text:p><text:span text:style-name="T1">1</text:span></text:p>
          </draw:text-box>
        </draw:frame>
        <draw:frame draw:style-name="gr1" draw:text-style-name="P1" draw:layer="layout" svg:width="1.226cm" svg:height="0.569cm" svg:x="8.015cm" svg:y="4.111cm">
          <draw:text-box>
            <text:p><text:span text:style-name="T1">100%</text:span></text:p>
          </draw:text-box>
        </draw:frame>
        <draw:frame draw:style-name="gr1" draw:text-style-name="P1" draw:layer="layout" svg:width="0.913cm" svg:height="0.569cm" svg:x="-0.087cm" svg:y="4.092cm">
          <draw:text-box>
            <text:p><text:span text:style-name="T1">0%</text:span></text:p>
          </draw:text-box>
        </draw:frame>
        <draw:frame draw:style-name="gr1" draw:text-style-name="P2" draw:layer="layout" svg:width="1.133cm" svg:height="0.802cm" svg:x="3.96cm" svg:y="3.629cm">
          <draw:text-box>
            <text:p><text:span text:style-name="T2">سرک</text:span></text:p>
          </draw:text-box>
        </draw:frame>
        <draw:frame draw:style-name="gr2" draw:text-style-name="P2" draw:layer="layout" svg:width="1.052cm" svg:height="0.802cm" svg:x="3.972cm" svg:y="4cm">
          <draw:text-box>
            <text:p><text:span text:style-name="T2">رفتار</text:span></text:p>
          </draw:text-box>
        </draw:frame>
        <draw:line draw:style-name="gr3" draw:text-style-name="P3" draw:layer="layout" svg:x1="0.255cm" svg:y1="3.556cm" svg:x2="8.89cm" svg:y2="3.555cm">
          <text:p/>
        </draw:line>
        <draw:frame draw:style-name="gr4" draw:text-style-name="P3" draw:layer="layout" svg:width="8.882cm" svg:height="3.425cm" svg:x="-0.062cm" svg:y="0.246cm">
          <draw:image xlink:href="Pictures/200001300000697B00004F1D2FA77377.wmf" xlink:type="simple" xlink:show="embed" xlink:actuate="onLoad">
            <text:p/>
          </draw:image>
        </draw:frame>
        <draw:line draw:style-name="gr3" draw:text-style-name="P3" draw:layer="layout" svg:x1="0.249cm" svg:y1="-0.041cm" svg:x2="0.249cm" svg:y2="3.556cm">
          <text:p/>
        </draw:line>
        <draw:line draw:style-name="gr5" draw:text-style-name="P3" draw:id="id2" draw:layer="layout" svg:x1="0.144cm" svg:y1="0.533cm" svg:x2="8.389cm" svg:y2="0.533cm">
          <draw:glue-point draw:id="4" svg:x="-1.765cm" svg:y="-10cm"/>
          <text:p/>
        </draw:line>
        <draw:frame draw:style-name="gr1" draw:id="id1" draw:layer="layout" svg:width="6.06cm" svg:height="0.802cm" svg:x="0.698cm" svg:y="2.236cm">
          <draw:text-box>
            <text:p><text:span text:style-name="T2">نکتہ دار لکیر زیادہ سے زیادہ مروڑ بتلا رہی ہے</text:span></text:p>
          </draw:text-box>
        </draw:frame>
        <draw:connector draw:style-name="gr6" draw:text-style-name="P3" draw:layer="layout" draw:type="curve" svg:x1="3.728cm" svg:y1="2.236cm" svg:x2="2.811cm" svg:y2="0.533cm" draw:start-shape="id1" draw:start-glue-point="0" draw:end-shape="id2" draw:end-glue-point="4" svg:d="m3728 2236c0-1276-917-425-917-1703">
          <text:p/>
        </draw:connector>
        <draw:frame draw:style-name="gr7" draw:layer="layout" svg:width="1.295cm" svg:height="0.72cm" svg:x="7.553cm" svg:y="0.48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.046cm" svg:height="0.72cm" svg:x="6.199cm" svg:y="0.87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1.049cm" svg:height="0.72cm" svg:x="5.298cm" svg:y="1.4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3.706cm" svg:height="0.72cm" svg:x="0.746cm" svg:y="2.84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027cm" svg:height="0.802cm" svg:x="0.098cm" svg:y="1.118cm">
          <draw:text-box>
            <text:p><text:span text:style-name="T2">مروڑ</text:span></text:p>
          </draw:text-box>
        </draw:frame>
        <draw:frame draw:style-name="gr1" draw:text-style-name="P1" draw:layer="layout" svg:width="1.226cm" svg:height="0.569cm" svg:x="0.027cm" svg:y="1.695cm">
          <draw:text-box>
            <text:p><text:span text:style-name="T1">100%</text:span></text:p>
          </draw:text-box>
        </draw:frame>
        <draw:line draw:style-name="gr3" draw:text-style-name="P3" draw:layer="layout" svg:x1="0.379cm" svg:y1="2.19cm" svg:x2="0.126cm" svg:y2="2.19cm">
          <text:p/>
        </draw:line>
        <draw:line draw:style-name="gr3" draw:text-style-name="P3" draw:layer="layout" svg:x1="0.367cm" svg:y1="0.886cm" svg:x2="0.114cm" svg:y2="0.886cm">
          <text:p/>
        </draw:line>
        <draw:frame draw:style-name="gr1" draw:text-style-name="P1" draw:layer="layout" svg:width="1.226cm" svg:height="0.569cm" svg:x="0.128cm" svg:y="0.573cm">
          <draw:text-box>
            <text:p><text:span text:style-name="T1">200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b>
      <math:mi>R</math:mi>
      <math:mrow>
        <math:mi>r</math:mi>
        <math:mi>,</math:mi>
        <math:mi math:fontstyle="italic">الف</math:mi>
      </math:mrow>
    </math:msub>
    <math:annotation math:encoding="StarMath 5.0">R_{r,الف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R</math:mi>
      <math:mrow>
        <math:mi>r</math:mi>
        <math:mi>,</math:mi>
        <math:mi math:fontstyle="italic">با</math:mi>
      </math:mrow>
    </math:msub>
    <math:annotation math:encoding="StarMath 5.0">R_{r,با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R</math:mi>
      <math:mrow>
        <math:mi>r</math:mi>
        <math:mi>,</math:mi>
        <math:mi>د</math:mi>
      </math:mrow>
    </math:msub>
    <math:annotation math:encoding="StarMath 5.0">R_{r,د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R</math:mi>
          <math:mrow>
            <math:mi>r</math:mi>
            <math:mi>,</math:mi>
            <math:mi>د</math:mi>
          </math:mrow>
        </math:msub>
        <math:mo math:stretchy="false">&gt;</math:mo>
        <math:msub>
          <math:mi>R</math:mi>
          <math:mrow>
            <math:mi>r</math:mi>
            <math:mi>,</math:mi>
            <math:mi math:fontstyle="italic">با</math:mi>
          </math:mrow>
        </math:msub>
      </math:mrow>
      <math:mo math:stretchy="false">&gt;</math:mo>
      <math:msub>
        <math:mi>R</math:mi>
        <math:mrow>
          <math:mi>r</math:mi>
          <math:mi>,</math:mi>
          <math:mi math:fontstyle="italic">الف</math:mi>
        </math:mrow>
      </math:msub>
    </math:mrow>
    <math:annotation math:encoding="StarMath 5.0">R_{r,د} &gt; R_{r,با} &gt; R_{r,الف}</math:annotation>
  </math:semantics>
</math:math>
</file>